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ing_20_1" style:master-page-name="Standard">
      <style:paragraph-properties fo:line-height="100%" fo:text-align="start" style:justify-single-word="false" style:page-number="auto" style:writing-mode="lr-tb"/>
      <style:text-properties officeooo:paragraph-rsid="0025d75a"/>
    </style:style>
    <style:style style:name="P3" style:family="paragraph" style:parent-style-name="Heading_20_1">
      <style:paragraph-properties fo:line-height="100%" fo:text-align="start" style:justify-single-word="false" style:writing-mode="lr-tb"/>
      <style:text-properties style:use-window-font-color="true" style:font-name="Comic Sans MS" fo:font-size="13pt" fo:language="fr" fo:country="FR" fo:font-weight="normal" officeooo:rsid="0027ab07" officeooo:paragraph-rsid="0027ab07" style:letter-kerning="true" style:font-name-asian="Times New Roman" style:font-size-asian="11.3500003814697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Heading_20_1">
      <style:paragraph-properties fo:line-height="200%" fo:text-align="start" style:justify-single-word="false" style:writing-mode="lr-tb"/>
      <style:text-properties officeooo:paragraph-rsid="00277bb0"/>
    </style:style>
    <style:style style:name="P5" style:family="paragraph" style:parent-style-name="Heading_20_1">
      <style:paragraph-properties fo:line-height="200%" fo:text-align="start" style:justify-single-word="false" style:writing-mode="lr-tb"/>
      <style:text-properties officeooo:paragraph-rsid="0027ab07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size="13pt" fo:font-weight="bold" officeooo:rsid="0027ab07" officeooo:paragraph-rsid="0027ab07" style:font-size-asian="13pt" style:font-weight-asian="bold" style:font-size-complex="13pt" style:font-weight-complex="bold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f6db2"/>
    </style:style>
    <style:style style:name="T4" style:family="text">
      <style:text-properties fo:language="fr" fo:country="FR" fo:font-weight="normal" officeooo:rsid="001f6db2" style:font-weight-asian="normal" style:font-weight-complex="normal"/>
    </style:style>
    <style:style style:name="T5" style:family="text">
      <style:text-properties style:use-window-font-color="true" style:font-name="Times New Roman" fo:font-size="12pt" fo:language="fr" fo:country="FR" officeooo:rsid="0025d75a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Comic Sans MS" fo:font-size="22pt" fo:language="fr" fo:country="FR" fo:font-weight="bold" officeooo:rsid="0025d75a" style:letter-kerning="true" style:font-name-asian="Times New Roman" style:font-size-asian="22pt" style:language-asian="fr" style:country-asian="FR" style:font-weight-asian="bold" style:font-name-complex="Times New Roman" style:font-size-complex="22pt" style:language-complex="ar" style:country-complex="SA" style:font-weight-complex="bold"/>
    </style:style>
    <style:style style:name="T7" style:family="text">
      <style:text-properties fo:font-size="13pt" fo:language="fr" fo:country="FR" fo:font-weight="normal" officeooo:rsid="001f6db2" style:font-size-asian="11.3500003814697pt" style:font-weight-asian="normal" style:font-size-complex="13pt" style:font-weight-complex="normal"/>
    </style:style>
    <style:style style:name="T8" style:family="text">
      <style:text-properties fo:font-size="13pt" fo:language="fr" fo:country="FR" fo:font-weight="normal" officeooo:rsid="00277bb0" style:font-size-asian="11.3500003814697pt" style:font-weight-asian="normal" style:font-size-complex="13pt" style:font-weight-complex="normal"/>
    </style:style>
    <style:style style:name="T9" style:family="text">
      <style:text-properties fo:font-size="13pt" fo:language="fr" fo:country="FR" fo:font-weight="normal" officeooo:rsid="0027ab07" style:font-size-asian="11.3500003814697pt" style:font-weight-asian="normal" style:font-size-complex="13pt" style:font-weight-complex="normal"/>
    </style:style>
    <style:style style:name="T10" style:family="text">
      <style:text-properties fo:font-size="13pt" fo:language="fr" fo:country="FR" fo:font-weight="bold" officeooo:rsid="00277bb0" style:font-size-asian="11.3500003814697pt" style:font-weight-asian="bold" style:font-size-complex="13pt" style:font-weight-complex="bold"/>
    </style:style>
    <style:style style:name="T11" style:family="text">
      <style:text-properties fo:font-size="13pt" fo:language="fr" fo:country="FR" fo:font-weight="bold" officeooo:rsid="0027ab07" style:font-size-asian="11.3500003814697pt" style:font-weight-asian="bold" style:font-size-complex="13pt" style:font-weight-complex="bold"/>
    </style:style>
    <style:style style:name="T12" style:family="text">
      <style:text-properties officeooo:rsid="00277bb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<text:s text:c="26"/>Évaluation </text:span><text:span text:style-name="T6">fractions<text:tab/><text:tab/></text:span><text:span text:style-name="T2"><text:tab/><text:tab/> <text:s text:c="12"/>..../1</text:span><text:span text:style-name="T3">0 <text:s text:c="2"/></text:span></text:h>
      <text:h text:style-name="P3" text:outline-level="1"><text:span text:style-name="T12">E</text:span>ffectuer les calculs suivants et donner le résultat sous la forme d’une fraction simplifiée.</text:h>
      <text:h text:style-name="P4" text:outline-level="1"><text:span text:style-name="T10">1.</text:span><text:span text:style-name="T8"> </text:span><text:span text:style-name="T8"><draw:frame draw:style-name="fr1" draw:name="Objet1" text:anchor-type="as-char" svg:y="-0.619cm" svg:width="1.67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<text:tab/><text:tab/><text:tab/><text:tab/><text:tab/><text:tab/><text:tab/></text:span><text:span text:style-name="T10">2.</text:span><text:span text:style-name="T8"> </text:span><text:span text:style-name="T8"><draw:frame draw:style-name="fr1" draw:name="Objet2" text:anchor-type="as-char" svg:y="-0.619cm" svg:width="1.72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7"><text:s text:c="10"/></text:span></text:h>
      <text:h text:style-name="P5" text:outline-level="1"><text:span text:style-name="T10">3.</text:span><text:span text:style-name="T8"> </text:span><text:span text:style-name="T8"><draw:frame draw:style-name="fr1" draw:name="Objet3" text:anchor-type="as-char" svg:y="-0.619cm" svg:width="1.452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7"><text:s text:c="10"/><text:tab/><text:tab/><text:tab/><text:tab/><text:tab/><text:tab/></text:span><text:span text:style-name="T10">4.</text:span><text:span text:style-name="T8"> </text:span><text:span text:style-name="T8"><draw:frame draw:style-name="fr1" draw:name="Objet4" text:anchor-type="as-char" svg:y="-0.619cm" svg:width="1.785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"><text:s text:c="9"/></text:span></text:h>
      <text:h text:style-name="P4" text:outline-level="1"><text:span text:style-name="T10">5.</text:span><text:span text:style-name="T8"> </text:span><text:span text:style-name="T8"><draw:frame draw:style-name="fr1" draw:name="Objet5" text:anchor-type="as-char" svg:y="-0.619cm" svg:width="1.512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"><text:s text:c="10"/><text:tab/><text:tab/><text:tab/><text:tab/><text:tab/><text:tab/></text:span><text:span text:style-name="T11">6</text:span><text:span text:style-name="T10">.</text:span><text:span text:style-name="T8"> </text:span><text:span text:style-name="T8"><draw:frame draw:style-name="fr1" draw:name="Objet6" text:anchor-type="as-char" svg:y="-0.619cm" svg:width="1.833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7"><text:s text:c="10"/></text:span></text:h>
      <text:h text:style-name="P5" text:outline-level="1"><text:span text:style-name="T11">7</text:span><text:span text:style-name="T10">.</text:span><text:span text:style-name="T8"> </text:span><text:span text:style-name="T8"><draw:frame draw:style-name="fr1" draw:name="Objet7" text:anchor-type="as-char" svg:y="-0.619cm" svg:width="1.937cm" svg:height="0.998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7"><text:s text:c="10"/><text:tab/><text:tab/><text:tab/><text:tab/><text:tab/></text:span><text:span text:style-name="T11">8</text:span><text:span text:style-name="T10">.</text:span><text:span text:style-name="T8"> </text:span><text:span text:style-name="T8"><draw:frame draw:style-name="fr1" draw:name="Objet8" text:anchor-type="as-char" svg:y="-0.619cm" svg:width="1.517cm" svg:height="0.99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"><text:s text:c="10"/></text:span><text:span text:style-name="T4"><text:s text:c="10"/></text:span></text:h>
      <text:p text:style-name="P6"><text:span text:style-name="T3"/></text:p>
      <text:p text:style-name="P6"><text:span text:style-name="T3">9.</text:span><text:span text:style-name="T3"><draw:frame draw:style-name="fr1" draw:name="Objet9" text:anchor-type="as-char" svg:y="-0.619cm" svg:width="3.443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><text:span text:style-name="T3"/></text:p>
      <text:p text:style-name="P6"><text:span text:style-name="T3"/></text:p>
      <text:p text:style-name="P6"><text:span text:style-name="T2">10</text:span><text:span text:style-name="T3">.</text:span><text:span text:style-name="T3"><draw:frame draw:style-name="fr1" draw:name="Objet10" text:anchor-type="as-char" svg:y="-0.619cm" svg:width="3.327cm" svg:height="0.998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fo:font-size="10pt" fo:language="fr" fo:country="FR" style:font-name-asian="Times New Roman" style:font-family-asian="'Times New Roman'" style:font-family-generic-asian="roman" style:font-size-asian="10pt" style:language-asian="fr" style:country-asian="FR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justify" style:justify-single-word="false" style:text-autospace="ideograph-alpha" style:punctuation-wrap="hanging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language="fr" fo:country="FR"/>
    </style:style>
    <style:style style:name="MT3" style:family="text">
      <style:text-properties style:use-window-font-color="true" style:font-name="Times New Roman" fo:font-size="12pt" fo:language="fr" fo:country="FR" officeooo:rsid="0025d75a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7cm" fo:margin-bottom="1.501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 : </text:span><text:span text:style-name="MT2">..........................</text:span></text:p>
        <text:p text:style-name="MP1"><text:span text:style-name="MT2"><text:tab/><text:tab/>CLASSE : </text:span><text:span text:style-name="MT3">2nd 4</text:span></text:p>
        <text:p text:style-name="MP1"><text:span text:style-name="MT1">Prénom :</text:span><text:span text:style-name="MT2"> ............................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eraetdams</meta:initial-creator>
    <meta:creation-date>2019-09-09T00:38:00</meta:creation-date>
    <dc:date>2021-09-22T15:09:54.256113783</dc:date>
    <meta:editing-cycles>7</meta:editing-cycles>
    <meta:editing-duration>P8DT4H19M1S</meta:editing-duration>
    <meta:generator>LibreOffice/6.4.3.2$Linux_X86_64 LibreOffice_project/40$Build-2</meta:generator>
    <meta:document-statistic meta:table-count="0" meta:image-count="0" meta:object-count="10" meta:page-count="1" meta:paragraph-count="11" meta:word-count="37" meta:character-count="384" meta:non-whitespace-character-count="203"/>
    <meta:user-defined meta:name="DernierMetEn">DernierMetEn</meta:user-defined>
    <meta:user-defined meta:name="KSOProductBuildVer">1036-11.1.0.9505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row>
      <mrow>
        <mfrac>
          <mn>3</mn>
          <mn>4</mn>
        </mfrac>
        <mo stretchy="false">+</mo>
        <mfrac>
          <mn>7</mn>
          <mn>12</mn>
        </mfrac>
      </mrow>
      <mo stretchy="false">=</mo>
      <mrow/>
    </mrow>
    <annotation encoding="StarMath 5.0">{3} over {4}+7over12={ } </annotation>
  </semantics>
</math>
</file>

<file path=Object 10/content.xml><?xml version="1.0" encoding="utf-8"?>
<math xmlns="http://www.w3.org/1998/Math/MathML" display="block">
  <semantics>
    <mrow>
      <mrow>
        <mfrac>
          <mn>15</mn>
          <mn>26</mn>
        </mfrac>
        <mo stretchy="false">÷</mo>
        <mrow>
          <mo fence="true" stretchy="false">(</mo>
          <mrow>
            <mrow>
              <mfrac>
                <mrow>
                  <mo stretchy="false">−</mo>
                  <mn>3</mn>
                </mrow>
                <mn>26</mn>
              </mfrac>
              <mo stretchy="false">−</mo>
              <mfrac>
                <mrow>
                  <mo stretchy="false">−</mo>
                  <mn>9</mn>
                </mrow>
                <mn>26</mn>
              </mfrac>
            </mrow>
          </mrow>
          <mo fence="true" stretchy="false">)</mo>
        </mrow>
      </mrow>
      <mo stretchy="false">=</mo>
      <mrow/>
    </mrow>
    <annotation encoding="StarMath 5.0">{15} over {26} div({ {-3}over{26}} - {{-9}over{26}})={ } </annotation>
  </semantics>
</math>
</file>

<file path=Object 2/content.xml><?xml version="1.0" encoding="utf-8"?>
<math xmlns="http://www.w3.org/1998/Math/MathML" display="block">
  <semantics>
    <mrow>
      <mrow>
        <mfrac>
          <mn>6</mn>
          <mn>7</mn>
        </mfrac>
        <mo stretchy="false">−</mo>
        <mfrac>
          <mn>5</mn>
          <mn>21</mn>
        </mfrac>
      </mrow>
      <mo stretchy="false">=</mo>
      <mrow/>
    </mrow>
    <annotation encoding="StarMath 5.0">{6} over {7}- {5}over{21}={ } </annotation>
  </semantics>
</math>
</file>

<file path=Object 3/content.xml><?xml version="1.0" encoding="utf-8"?>
<math xmlns="http://www.w3.org/1998/Math/MathML" display="block">
  <semantics>
    <mrow>
      <mrow>
        <mfrac>
          <mn>2</mn>
          <mn>5</mn>
        </mfrac>
        <mo stretchy="false">+</mo>
        <mfrac>
          <mn>3</mn>
          <mn>7</mn>
        </mfrac>
      </mrow>
      <mo stretchy="false">=</mo>
      <mrow/>
    </mrow>
    <annotation encoding="StarMath 5.0">{2} over {5}+{3}over{7}={ } </annotation>
  </semantics>
</math>
</file>

<file path=Object 4/content.xml><?xml version="1.0" encoding="utf-8"?>
<math xmlns="http://www.w3.org/1998/Math/MathML" display="block">
  <semantics>
    <mrow>
      <mrow>
        <mfrac>
          <mn>3</mn>
          <mn>4</mn>
        </mfrac>
        <mo stretchy="false">+</mo>
        <mfrac>
          <mrow>
            <mo stretchy="false">−</mo>
            <mn>1</mn>
          </mrow>
          <mn>6</mn>
        </mfrac>
      </mrow>
      <mo stretchy="false">=</mo>
      <mrow/>
    </mrow>
    <annotation encoding="StarMath 5.0">{3} over {4}+{-1}over{6}={ } </annotation>
  </semantics>
</math>
</file>

<file path=Object 5/content.xml><?xml version="1.0" encoding="utf-8"?>
<math xmlns="http://www.w3.org/1998/Math/MathML" display="block">
  <semantics>
    <mrow>
      <mrow>
        <mfrac>
          <mn>2</mn>
          <mn>3</mn>
        </mfrac>
        <mo stretchy="false">×</mo>
        <mfrac>
          <mn>2</mn>
          <mn>5</mn>
        </mfrac>
      </mrow>
      <mo stretchy="false">=</mo>
      <mrow/>
    </mrow>
    <annotation encoding="StarMath 5.0">{2} over {3} times{ {2}over{5}}={ } </annotation>
  </semantics>
</math>
</file>

<file path=Object 6/content.xml><?xml version="1.0" encoding="utf-8"?>
<math xmlns="http://www.w3.org/1998/Math/MathML" display="block">
  <semantics>
    <mrow>
      <mrow>
        <mfrac>
          <mn>3</mn>
          <mn>8</mn>
        </mfrac>
        <mo stretchy="false">×</mo>
        <mfrac>
          <mrow>
            <mo stretchy="false">−</mo>
            <mn>2</mn>
          </mrow>
          <mn>3</mn>
        </mfrac>
      </mrow>
      <mo stretchy="false">=</mo>
      <mrow/>
    </mrow>
    <annotation encoding="StarMath 5.0">{3} over {8} times{ {-2}over{3}}={ } </annotation>
  </semantics>
</math>
</file>

<file path=Object 7/content.xml><?xml version="1.0" encoding="utf-8"?>
<math xmlns="http://www.w3.org/1998/Math/MathML" display="block">
  <semantics>
    <mrow>
      <mrow>
        <mfrac>
          <mn>2</mn>
          <mn>23</mn>
        </mfrac>
        <mo stretchy="false">÷</mo>
        <mfrac>
          <mn>5</mn>
          <mn>23</mn>
        </mfrac>
      </mrow>
      <mo stretchy="false">=</mo>
      <mrow/>
    </mrow>
    <annotation encoding="StarMath 5.0">{2} over {23} div{ {5}over{23}}={ } </annotation>
  </semantics>
</math>
</file>

<file path=Object 8/content.xml><?xml version="1.0" encoding="utf-8"?>
<math xmlns="http://www.w3.org/1998/Math/MathML" display="block">
  <semantics>
    <mrow>
      <mrow>
        <mfrac>
          <mn>3</mn>
          <mn>8</mn>
        </mfrac>
        <mo stretchy="false">÷</mo>
        <mfrac>
          <mn>2</mn>
          <mn>3</mn>
        </mfrac>
      </mrow>
      <mo stretchy="false">=</mo>
      <mrow/>
    </mrow>
    <annotation encoding="StarMath 5.0">{3} over {8} div{ {2}over{3}}={ } 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−</mo>
            <mn>13</mn>
          </mrow>
          <mn>6</mn>
        </mfrac>
        <mo stretchy="false">÷</mo>
        <mfrac>
          <mrow>
            <mo stretchy="false">−</mo>
            <mn>13</mn>
          </mrow>
          <mn>30</mn>
        </mfrac>
        <mo stretchy="false">×</mo>
        <mfrac>
          <mn>7</mn>
          <mn>25</mn>
        </mfrac>
      </mrow>
      <mo stretchy="false">=</mo>
      <mrow/>
    </mrow>
    <annotation encoding="StarMath 5.0">{-13} over {6} div{ {-13}over{30}} times {{7}over{25}}={ } </annotation>
  </semantics>
</math>
</file>